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Versions/Version1" manifest:media-type=""/>
  <manifest:file-entry manifest:full-path="styles.xml" manifest:media-type="text/xml"/>
  <manifest:file-entry manifest:full-path="manifest.rdf" manifest:media-type="application/rdf+xml"/>
  <manifest:file-entry manifest:full-path="VersionLis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historico-de-versoes" style:family="table">
      <style:table-properties style:width="17cm" table:align="margins" style:may-break-between-rows="true" table:border-model="collapsing"/>
    </style:style>
    <style:style style:name="historico-de-versoes.A" style:family="table-column">
      <style:table-column-properties style:column-width="1.693cm" style:rel-column-width="6527*"/>
    </style:style>
    <style:style style:name="historico-de-versoes.B" style:family="table-column">
      <style:table-column-properties style:column-width="1.713cm" style:rel-column-width="6602*"/>
    </style:style>
    <style:style style:name="historico-de-versoes.C" style:family="table-column">
      <style:table-column-properties style:column-width="4.293cm" style:rel-column-width="16550*"/>
    </style:style>
    <style:style style:name="historico-de-versoes.D" style:family="table-column">
      <style:table-column-properties style:column-width="3.406cm" style:rel-column-width="13130*"/>
    </style:style>
    <style:style style:name="historico-de-versoes.E" style:family="table-column">
      <style:table-column-properties style:column-width="2.087cm" style:rel-column-width="8043*"/>
    </style:style>
    <style:style style:name="historico-de-versoes.F" style:family="table-column">
      <style:table-column-properties style:column-width="3.808cm" style:rel-column-width="14683*"/>
    </style:style>
    <style:style style:name="historico-de-versoes.1" style:family="table-row">
      <style:table-row-properties fo:keep-together="auto"/>
    </style:style>
    <style:style style:name="historico-de-versoes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historico-de-versoes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historico-de-versoes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historico-de-versoes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historico-de-versoes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historico-de-versoes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historico-de-versoes.F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historico-de-versoes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historico-de-versoes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historico-de-versoes.F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historico-de-versoes.F4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historico-de-versoes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historico-de-versoes.A7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historico-de-versoes.B7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historico-de-versoes.E7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historico-de-versoes.F7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334b3" officeooo:paragraph-rsid="001334b3" style:font-weight-asian="bold" style:font-weight-complex="bold"/>
    </style:style>
    <style:style style:name="P5" style:family="paragraph" style:parent-style-name="Standard">
      <style:text-properties officeooo:rsid="00148aa4" officeooo:paragraph-rsid="00148aa4"/>
    </style:style>
    <style:style style:name="P6" style:family="paragraph" style:parent-style-name="Standard">
      <style:text-properties officeooo:rsid="00199939" officeooo:paragraph-rsid="00199939"/>
    </style:style>
    <style:style style:name="P7" style:family="paragraph" style:parent-style-name="Standard">
      <style:text-properties officeooo:rsid="001fccac" officeooo:paragraph-rsid="001fccac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158466" officeooo:paragraph-rsid="0015846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paragraph-rsid="0015f3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15f369" officeooo:paragraph-rsid="0015f3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19ecf2" officeooo:paragraph-rsid="0019ecf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19ecf2" officeooo:paragraph-rsid="0019ecf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15f369" officeooo:paragraph-rsid="0015f36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15f369" officeooo:paragraph-rsid="0015f36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8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48aa4" officeooo:paragraph-rsid="00148a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f369" officeooo:paragraph-rsid="0015f3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paragraph-properties fo:break-before="page"/>
    </style:style>
    <style:style style:name="T1" style:family="text">
      <style:text-properties officeooo:rsid="001ee5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itle"><text:bookmark-start text:name="__RefHeading___Toc112_4051418081"/><text:file-name text:display="name">cod-name-process</text:file-name><text:bookmark-end text:name="__RefHeading___Toc112_4051418081"/></text:p>
      <text:p text:style-name="Standard"/>
      <text:p text:style-name="P4">Versão 01-0<text:span text:style-name="T1">1 – Mind Map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Sumário</text:p>
          </text:index-title>
          <text:p text:style-name="P1"><text:a xlink:type="simple" xlink:href="#__RefHeading___Toc142_4051418081" text:style-name="Index_20_Link" text:visited-style-name="Index_20_Link">Histórico de Versões<text:tab/>3</text:a></text:p>
          <text:p text:style-name="P1"><text:a xlink:type="simple" xlink:href="#__RefHeading___Toc144_4051418081" text:style-name="Index_20_Link" text:visited-style-name="Index_20_Link">Introdução<text:tab/>4</text:a></text:p>
          <text:p text:style-name="P1"><text:a xlink:type="simple" xlink:href="#__RefHeading___Toc8633_2498696255" text:style-name="Index_20_Link" text:visited-style-name="Index_20_Link">Mind Map<text:tab/>4</text:a></text:p>
          <text:p text:style-name="P1"><text:a xlink:type="simple" xlink:href="#__RefHeading___Toc146_4051418081" text:style-name="Index_20_Link" text:visited-style-name="Index_20_Link">Referência<text:tab/>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2" text:outline-level="1"><text:bookmark-start text:name="__RefHeading___Toc142_4051418081"/>Histórico de Versões<text:bookmark-end text:name="__RefHeading___Toc142_4051418081"/></text:h>
      <table:table table:name="historico-de-versoes" table:style-name="historico-de-versoes" table:template-name="Box List Blue">
        <table:table-column table:style-name="historico-de-versoes.A"/>
        <table:table-column table:style-name="historico-de-versoes.B"/>
        <table:table-column table:style-name="historico-de-versoes.C"/>
        <table:table-column table:style-name="historico-de-versoes.D"/>
        <table:table-column table:style-name="historico-de-versoes.E"/>
        <table:table-column table:style-name="historico-de-versoes.F"/>
        <table:table-row table:style-name="historico-de-versoes.1">
          <table:table-cell table:style-name="historico-de-versoes.A1" office:value-type="string">
            <text:p text:style-name="P18">Versão</text:p>
          </table:table-cell>
          <table:table-cell table:style-name="historico-de-versoes.A1" office:value-type="string">
            <text:p text:style-name="P18">Data</text:p>
          </table:table-cell>
          <table:table-cell table:style-name="historico-de-versoes.A1" office:value-type="string">
            <text:p text:style-name="P18">Alteração</text:p>
          </table:table-cell>
          <table:table-cell table:style-name="historico-de-versoes.A1" office:value-type="string">
            <text:p text:style-name="P18">Revisão</text:p>
          </table:table-cell>
          <table:table-cell table:style-name="historico-de-versoes.A1" office:value-type="string">
            <text:p text:style-name="P19">Duração</text:p>
          </table:table-cell>
          <table:table-cell table:style-name="historico-de-versoes.A1" office:value-type="string">
            <text:p text:style-name="P18">Observação</text:p>
          </table:table-cell>
        </table:table-row>
        <table:table-row table:style-name="historico-de-versoes.1">
          <table:table-cell table:style-name="historico-de-versoes.A2" office:value-type="string">
            <text:p text:style-name="P8">v01-00</text:p>
          </table:table-cell>
          <table:table-cell table:style-name="historico-de-versoes.B2">
            <text:p text:style-name="P9"/>
          </table:table-cell>
          <table:table-cell table:style-name="historico-de-versoes.C2" office:value-type="string">
            <text:p text:style-name="P13">Sidney Batista Filho</text:p>
          </table:table-cell>
          <table:table-cell table:style-name="historico-de-versoes.D2" office:value-type="string">
            <text:p text:style-name="P13">Sidney Batista Filho</text:p>
          </table:table-cell>
          <table:table-cell table:style-name="historico-de-versoes.E2" office:value-type="string">
            <text:p text:style-name="P11">01:00:00</text:p>
          </table:table-cell>
          <table:table-cell table:style-name="historico-de-versoes.F2" office:value-type="string">
            <text:p text:style-name="P14">Criação do blueprint.</text:p>
          </table:table-cell>
        </table:table-row>
        <table:table-row table:style-name="historico-de-versoes.1">
          <table:table-cell table:style-name="historico-de-versoes.A5" office:value-type="string">
            <text:p text:style-name="P9"/>
          </table:table-cell>
          <table:table-cell table:style-name="historico-de-versoes.B3">
            <text:p text:style-name="P9"/>
          </table:table-cell>
          <table:table-cell table:style-name="historico-de-versoes.B3">
            <text:p text:style-name="P10"/>
          </table:table-cell>
          <table:table-cell table:style-name="historico-de-versoes.B3">
            <text:p text:style-name="P10"/>
          </table:table-cell>
          <table:table-cell table:style-name="historico-de-versoes.B3">
            <text:p text:style-name="P10"/>
          </table:table-cell>
          <table:table-cell table:style-name="historico-de-versoes.F3">
            <text:p text:style-name="P12"/>
          </table:table-cell>
        </table:table-row>
        <table:table-row table:style-name="historico-de-versoes.1">
          <table:table-cell table:style-name="historico-de-versoes.A2" office:value-type="string">
            <text:p text:style-name="P9"/>
          </table:table-cell>
          <table:table-cell table:style-name="historico-de-versoes.B2">
            <text:p text:style-name="P9"/>
          </table:table-cell>
          <table:table-cell table:style-name="historico-de-versoes.B2">
            <text:p text:style-name="P10"/>
          </table:table-cell>
          <table:table-cell table:style-name="historico-de-versoes.B2">
            <text:p text:style-name="P10"/>
          </table:table-cell>
          <table:table-cell table:style-name="historico-de-versoes.B2">
            <text:p text:style-name="P10"/>
          </table:table-cell>
          <table:table-cell table:style-name="historico-de-versoes.F4">
            <text:p text:style-name="P12"/>
          </table:table-cell>
        </table:table-row>
        <table:table-row table:style-name="historico-de-versoes.1">
          <table:table-cell table:style-name="historico-de-versoes.A5" office:value-type="string">
            <text:p text:style-name="P9"/>
          </table:table-cell>
          <table:table-cell table:style-name="historico-de-versoes.B3">
            <text:p text:style-name="P9"/>
          </table:table-cell>
          <table:table-cell table:style-name="historico-de-versoes.B3">
            <text:p text:style-name="P10"/>
          </table:table-cell>
          <table:table-cell table:style-name="historico-de-versoes.B3">
            <text:p text:style-name="P10"/>
          </table:table-cell>
          <table:table-cell table:style-name="historico-de-versoes.B3">
            <text:p text:style-name="P10"/>
          </table:table-cell>
          <table:table-cell table:style-name="historico-de-versoes.F3">
            <text:p text:style-name="P12"/>
          </table:table-cell>
        </table:table-row>
        <table:table-row table:style-name="historico-de-versoes.1">
          <table:table-cell table:style-name="historico-de-versoes.A2" office:value-type="string">
            <text:p text:style-name="P9"/>
          </table:table-cell>
          <table:table-cell table:style-name="historico-de-versoes.B2">
            <text:p text:style-name="P9"/>
          </table:table-cell>
          <table:table-cell table:style-name="historico-de-versoes.B2">
            <text:p text:style-name="P10"/>
          </table:table-cell>
          <table:table-cell table:style-name="historico-de-versoes.B2">
            <text:p text:style-name="P10"/>
          </table:table-cell>
          <table:table-cell table:style-name="historico-de-versoes.B2">
            <text:p text:style-name="P11"/>
          </table:table-cell>
          <table:table-cell table:style-name="historico-de-versoes.F4">
            <text:p text:style-name="P12"/>
          </table:table-cell>
        </table:table-row>
        <table:table-row table:style-name="TableLine105553135159808">
          <table:table-cell table:style-name="historico-de-versoes.A7" office:value-type="string">
            <text:p text:style-name="P15">Total</text:p>
          </table:table-cell>
          <table:table-cell table:style-name="historico-de-versoes.B7">
            <text:p text:style-name="P17"/>
          </table:table-cell>
          <table:table-cell table:style-name="historico-de-versoes.B7">
            <text:p text:style-name="P17"/>
          </table:table-cell>
          <table:table-cell table:style-name="historico-de-versoes.B7">
            <text:p text:style-name="P17"/>
          </table:table-cell>
          <table:table-cell table:style-name="historico-de-versoes.E7" office:value-type="string">
            <text:p text:style-name="P16">01:00:00</text:p>
          </table:table-cell>
          <table:table-cell table:style-name="historico-de-versoes.F7">
            <text:p text:style-name="P17"/>
          </table:table-cell>
        </table:table-row>
      </table:table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2" text:outline-level="1"><text:bookmark-start text:name="__RefHeading___Toc144_4051418081"/>Introdução<text:bookmark-end text:name="__RefHeading___Toc144_4051418081"/></text:h>
      <text:p text:style-name="P6"/>
      <text:p text:style-name="P6"/>
      <text:p text:style-name="P6"/>
      <text:p text:style-name="P6"/>
      <text:h text:style-name="Heading_20_1" text:outline-level="1"><text:bookmark-start text:name="__RefHeading___Toc8633_2498696255"/>Mind Map<text:bookmark-end text:name="__RefHeading___Toc8633_2498696255"/></text:h>
      <text:p text:style-name="P7">Sugiro o FreeMind.</text:p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2" text:outline-level="1"><text:bookmark-start text:name="__RefHeading___Toc146_4051418081"/>Referência<text:bookmark-end text:name="__RefHeading___Toc146_4051418081"/></text:h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4T09:17:03.810907907</meta:creation-date>
    <dc:date>2021-04-08T07:42:54.830340845</dc:date>
    <meta:editing-duration>PT56M40S</meta:editing-duration>
    <meta:editing-cycles>18</meta:editing-cycles>
    <meta:generator>LibreOffice/7.1.1.2$MacOSX_X86_64 LibreOffice_project/fe0b08f4af1bacafe4c7ecc87ce55bb426164676</meta:generator>
    <meta:document-statistic meta:table-count="1" meta:image-count="0" meta:object-count="0" meta:page-count="6" meta:paragraph-count="25" meta:word-count="46" meta:character-count="299" meta:non-whitespace-character-count="27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01-00 - Criação do blueprint." VL:creator="" dc:date-time="2021-03-14T10:10:32"/>
</VL:version-list>
</file>